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017cm" fo:min-width="2.563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5eb91e" draw:textarea-horizontal-align="justify" draw:textarea-vertical-align="middle" draw:auto-grow-height="false" fo:min-height="1.017cm" fo:min-width="2.563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ec9ba4" draw:textarea-horizontal-align="justify" draw:textarea-vertical-align="middle" draw:auto-grow-height="false" fo:min-height="1.017cm" fo:min-width="2.563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objectwithoutfill">
      <style:graphic-properties svg:stroke-width="0.081cm" svg:stroke-color="#000000" draw:marker-start-width="0.321cm" draw:marker-end="Arrowheads_20_9" draw:marker-end-width="0.4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objectwithoutfill">
      <style:graphic-properties svg:stroke-width="0.081cm" svg:stroke-color="#000000" draw:marker-start-width="0.321cm" draw:marker-end="Arrowheads_20_10" draw:marker-end-width="0.4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svg:stroke-width="0.081cm" svg:stroke-color="#000000" draw:marker-start-width="0.321cm" draw:marker-end="Arrowheads_20_11" draw:marker-end-width="0.4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4.21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0.839cm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5eb91e"/>
      <style:paragraph-properties fo:text-align="center" style:writing-mode="lr-tb"/>
    </style:style>
    <style:style style:name="P3" style:family="paragraph">
      <loext:graphic-properties draw:fill-color="#ec9ba4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1.905cm" svg:x="5.445cm" svg:y="8.62cm">
          <text:p text:style-name="P1">Real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445cm" svg:height="1.905cm" svg:x="16.24cm" svg:y="7.667cm">
          <text:p text:style-name="P1">Realm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4.445cm" svg:height="1.905cm" svg:x="11.16cm" svg:y="12.43cm">
          <text:p text:style-name="P1">Realm 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4" draw:layer="layout" draw:type="curve" draw:line-skew="-2.948cm" svg:x1="9.89cm" svg:y1="9.573cm" svg:x2="16.891cm" svg:y2="9.293cm" draw:start-shape="id1" draw:start-glue-point="10" draw:end-shape="id2" draw:end-glue-point="7" svg:d="M9890 9573c340 0 282 270 1948 508s5053 442 5053-788" svg:viewBox="0 0 7002 969">
          <text:p/>
        </draw:connector>
        <draw:connector draw:style-name="gr4" draw:text-style-name="P4" draw:layer="layout" draw:type="curve" svg:x1="9.239cm" svg:y1="10.246cm" svg:x2="11.811cm" svg:y2="12.709cm" draw:start-shape="id1" draw:start-glue-point="9" draw:end-shape="id3" draw:end-glue-point="5" svg:d="M9239 10246c0 1846 2572 615 2572 2463" svg:viewBox="0 0 2573 2464">
          <text:p/>
        </draw:connector>
        <draw:connector draw:style-name="gr5" draw:text-style-name="P4" draw:layer="layout" draw:type="curve" draw:line-skew="0.211cm" svg:x1="18.463cm" svg:y1="9.572cm" svg:x2="14.954cm" svg:y2="12.709cm" draw:start-shape="id2" draw:start-glue-point="8" draw:end-shape="id3" draw:end-glue-point="11" svg:d="M18463 9572c0 2460-3509 892-3509 3137" svg:viewBox="0 0 3510 3138">
          <text:p/>
        </draw:connector>
        <draw:connector draw:style-name="gr6" draw:text-style-name="P4" draw:layer="layout" draw:type="curve" svg:x1="15.605cm" svg:y1="13.383cm" svg:x2="20.034cm" svg:y2="9.293cm" draw:start-shape="id3" draw:start-glue-point="10" draw:end-shape="id2" draw:end-glue-point="9" svg:d="M15605 13383c2953 0 4429-1363 4429-4090" svg:viewBox="0 0 4430 4091">
          <text:p/>
        </draw:connector>
        <draw:connector draw:style-name="gr7" draw:text-style-name="P4" draw:layer="layout" draw:type="curve" draw:line-skew="2.726cm" svg:x1="16.24cm" svg:y1="8.62cm" svg:x2="9.239cm" svg:y2="8.899cm" draw:start-shape="id2" draw:start-glue-point="6" draw:end-shape="id1" draw:end-glue-point="11" svg:d="M16240 8620c-673 0-561-271-2143-509s-4858-443-4858 788" svg:viewBox="0 0 7002 969">
          <text:p/>
        </draw:connector>
        <draw:connector draw:style-name="gr8" draw:text-style-name="P4" draw:layer="layout" draw:type="curve" svg:x1="11.16cm" svg:y1="13.383cm" svg:x2="7.668cm" svg:y2="10.525cm" draw:start-shape="id3" draw:start-glue-point="6" draw:end-shape="id1" draw:end-glue-point="8" svg:d="M11160 13383c-2328 0-3492-952-3492-2858" svg:viewBox="0 0 3493 2859">
          <text:p/>
        </draw:connector>
        <draw:frame draw:style-name="gr9" draw:text-style-name="P5" draw:layer="layout" svg:width="4.714cm" svg:height="1.077cm" svg:x="10.891cm" svg:y="8.62cm">
          <draw:text-box>
            <text:p>Transactions</text:p>
          </draw:text-box>
        </draw:frame>
        <draw:frame draw:style-name="gr10" draw:text-style-name="P5" draw:layer="layout" svg:width="11.339cm" svg:height="1.077cm" svg:x="7.441cm" svg:y="5.955cm">
          <draw:text-box>
            <text:p>Point-To-Point Exchange System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20:51:10.505186640</meta:creation-date>
    <dc:date>2024-04-11T10:45:01.501383240</dc:date>
    <meta:editing-duration>PT26M9S</meta:editing-duration>
    <meta:editing-cycles>8</meta:editing-cycles>
    <meta:generator>LibreOffice/7.6.5.2$Linux_X86_64 LibreOffice_project/60$Build-2</meta:generator>
    <meta:document-statistic meta:object-count="11"/>
  </office:meta>
</office:document-meta>
</file>